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2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hroughput(lower, upper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K = 0</text:p>
          </table:table-cell>
          <table:table-cell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roughput(lower, upper)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67 (.34, 1.0)</text:p>
          </table:table-cell>
          <table:table-cell office:value-type="string" calcext:value-type="string">
            <text:p>K= 3</text:p>
          </table:table-cell>
          <table:table-cell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07 (.01, .13)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2.14 (1.81, 2.47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(0, 0)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.69, (-.01, 1.39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.11 (.06, .16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.03 (0, .05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string" calcext:value-type="string">
            <text:p>K =1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73 (.48, .98)</text:p>
          </table:table-cell>
          <table:table-cell office:value-type="string" calcext:value-type="string">
            <text:p>K = 4</text:p>
          </table:table-cell>
          <table:table-cell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16 (.07, .25)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2.97 (2.97, 2.97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02 (.01, .03)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1.83 (.25, 3.42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.27 (.01, .54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0.03 (0, 0.06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string" calcext:value-type="string">
            <text:p>K = 2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1.53 (1.29, 1.76)</text:p>
          </table:table-cell>
          <table:table-cell office:value-type="string" calcext:value-type="string">
            <text:p>K = 5</text:p>
          </table:table-cell>
          <table:table-cell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42 (-.18, 1.02)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3.5 (3.5, 3.5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.08 (.05, .1)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2.21 (.43, 4.0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2 (.01, .02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.63 (-.91, 2.18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.05 (0.03, 0.08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03:06.810450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1:16:45.795172968</meta:creation-date>
    <dc:date>2014-10-02T15:20:06.699260664</dc:date>
    <meta:editing-duration>PT15M49S</meta:editing-duration>
    <meta:editing-cycles>10</meta:editing-cycles>
    <meta:generator>LibreOffice/4.2.6.3$Linux_X86_64 LibreOffice_project/420m0$Build-3</meta:generator>
    <meta:document-statistic meta:table-count="1" meta:cell-count="70" meta:object-count="0"/>
  </office:meta>
</office:document-meta>
</file>